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</style:style>
    <style:style style:name="ce7" style:family="table-cell" style:parent-style-name="Default" style:data-style-name="N61"/>
  </office:automatic-styles>
  <office:body>
    <office:spreadsheet>
      <table:table table:name="Sheet2" table:style-name="ta1">
        <table:table-column table:style-name="co1" table:number-columns-repeated="25" table:default-cell-style-name="Default"/>
        <table:table-row table:style-name="ro1">
          <table:table-cell table:style-name="ce1" office:value-type="string" calcext:value-type="string">
            <text:p>THRESHOLDS DATA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table:style-name="ce1" office:value-type="string" calcext:value-type="string">
            <text:p>Circuit level error MONOLITHIC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PQ TES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1023" calcext:value-type="float">
            <text:p>0.001023</text:p>
          </table:table-cell>
          <table:table-cell table:number-columns-repeated="4"/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66" calcext:value-type="float">
            <text:p>0.00266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81" calcext:value-type="float">
            <text:p>0.0081</text:p>
          </table:table-cell>
          <table:table-cell table:number-columns-repeated="4"/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458" calcext:value-type="float">
            <text:p>0.00458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0.03602" calcext:value-type="float">
            <text:p>0.03602</text:p>
          </table:table-cell>
          <table:table-cell table:number-columns-repeated="4"/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  <table:table-cell table:number-columns-repeated="2"/>
          <table:table-cell office:value-type="float" office:value="0.0052" calcext:value-type="float">
            <text:p>0.005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738" calcext:value-type="float">
            <text:p>0.00738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0.08102" calcext:value-type="float">
            <text:p>0.08102</text:p>
          </table:table-cell>
          <table:table-cell office:value-type="float" office:value="0.08882" calcext:value-type="float">
            <text:p>0.08882</text:p>
          </table:table-cell>
          <table:table-cell office:value-type="float" office:value="0.10776" calcext:value-type="float">
            <text:p>0.10776</text:p>
          </table:table-cell>
          <table:table-cell table:number-columns-repeated="4"/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  <table:table-cell table:number-columns-repeated="2"/>
          <table:table-cell office:value-type="float" office:value="0.0054" calcext:value-type="float">
            <text:p>0.0054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09" calcext:value-type="float">
            <text:p>0.0109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2439" calcext:value-type="float">
            <text:p>0.2439</text:p>
          </table:table-cell>
          <table:table-cell table:number-columns-repeated="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02" calcext:value-type="float">
            <text:p>0.01702</text:p>
          </table:table-cell>
          <table:table-cell table:number-columns-repeated="2"/>
          <table:table-cell office:value-type="float" office:value="0.029" calcext:value-type="float">
            <text:p>0.029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0.22622" calcext:value-type="float">
            <text:p>0.22622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0.42166" calcext:value-type="float">
            <text:p>0.42166</text:p>
          </table:table-cell>
          <table:table-cell table:number-columns-repeated="4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544" calcext:value-type="float">
            <text:p>0.02544</text:p>
          </table:table-cell>
          <table:table-cell table:number-columns-repeated="2"/>
          <table:table-cell office:value-type="float" office:value="0.031" calcext:value-type="float">
            <text:p>0.031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32002" calcext:value-type="float">
            <text:p>0.32002</text:p>
          </table:table-cell>
          <table:table-cell office:value-type="float" office:value="0.45872" calcext:value-type="float">
            <text:p>0.45872</text:p>
          </table:table-cell>
          <table:table-cell office:value-type="float" office:value="0.57944" calcext:value-type="float">
            <text:p>0.57944</text:p>
          </table:table-cell>
          <table:table-cell table:number-columns-repeated="4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2" calcext:value-type="float">
            <text:p>0.03722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692" calcext:value-type="float">
            <text:p>0.03692</text:p>
          </table:table-cell>
          <table:table-cell table:number-columns-repeated="2"/>
          <table:table-cell office:value-type="float" office:value="0.033" calcext:value-type="float">
            <text:p>0.033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42316" calcext:value-type="float">
            <text:p>0.42316</text:p>
          </table:table-cell>
          <table:table-cell office:value-type="float" office:value="0.57666" calcext:value-type="float">
            <text:p>0.57666</text:p>
          </table:table-cell>
          <table:table-cell office:value-type="float" office:value="0.68222" calcext:value-type="float">
            <text:p>0.68222</text:p>
          </table:table-cell>
          <table:table-cell table:number-columns-repeated="4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5056" calcext:value-type="float">
            <text:p>0.05056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66226" calcext:value-type="float">
            <text:p>0.66226</text:p>
          </table:table-cell>
          <table:table-cell office:value-type="float" office:value="0.72714" calcext:value-type="float">
            <text:p>0.72714</text:p>
          </table:table-cell>
          <table:table-cell table:number-columns-repeated="4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06952" calcext:value-type="float">
            <text:p>0.06952</text:p>
          </table:table-cell>
          <table:table-cell office:value-type="float" office:value="0.0722" calcext:value-type="float">
            <text:p>0.0722</text:p>
          </table:table-cell>
          <table:table-cell table:number-columns-repeated="2"/>
          <table:table-cell office:value-type="float" office:value="0.037" calcext:value-type="float">
            <text:p>0.037</text:p>
          </table:table-cell>
          <table:table-cell office:value-type="float" office:value="0.38962" calcext:value-type="float">
            <text:p>0.38962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71042" calcext:value-type="float">
            <text:p>0.71042</text:p>
          </table:table-cell>
          <table:table-cell office:value-type="float" office:value="0.74364" calcext:value-type="float">
            <text:p>0.74364</text:p>
          </table:table-cell>
          <table:table-cell table:number-columns-repeated="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078" calcext:value-type="float">
            <text:p>0.08078</text:p>
          </table:table-cell>
          <table:table-cell office:value-type="float" office:value="0.09096" calcext:value-type="float">
            <text:p>0.09096</text:p>
          </table:table-cell>
          <table:table-cell office:value-type="float" office:value="0.0948" calcext:value-type="float">
            <text:p>0.0948</text:p>
          </table:table-cell>
          <table:table-cell table:number-columns-repeated="2"/>
          <table:table-cell office:value-type="float" office:value="0.039" calcext:value-type="float">
            <text:p>0.039</text:p>
          </table:table-cell>
          <table:table-cell office:value-type="float" office:value="0.44496" calcext:value-type="float">
            <text:p>0.44496</text:p>
          </table:table-cell>
          <table:table-cell office:value-type="float" office:value="0.65138" calcext:value-type="float">
            <text:p>0.65138</text:p>
          </table:table-cell>
          <table:table-cell office:value-type="float" office:value="0.73396" calcext:value-type="float">
            <text:p>0.73396</text:p>
          </table:table-cell>
          <table:table-cell office:value-type="float" office:value="0.74874" calcext:value-type="float">
            <text:p>0.74874</text:p>
          </table:table-cell>
          <table:table-cell table:number-columns-repeated="4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2222" calcext:value-type="float">
            <text:p>0.12222</text:p>
          </table:table-cell>
          <table:table-cell table:number-columns-repeated="11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" office:value-type="string" calcext:value-type="string">
            <text:p>Circuit level error MONOLITHIC --------TESTING VALUES</text:p>
          </table:table-cell>
          <table:table-cell table:style-name="ce1" table:number-columns-repeated="5"/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Circuit level error MONOLITHIC --------local method</text:p>
          </table:table-cell>
          <table:table-cell table:style-name="ce1" table:number-columns-repeated="5"/>
          <table:table-cell table:style-name="ce1" office:value-type="string" calcext:value-type="string">
            <text:p>Circuit level error MONOLITHIC --------rounds method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3"/>
        </table:table-row>
        <table:table-row table:style-name="ro1">
          <table:table-cell office:value-type="float" office:value="0.0063" calcext:value-type="float">
            <text:p>0.0063</text:p>
          </table:table-cell>
          <table:table-cell/>
          <table:table-cell office:value-type="float" office:value="0.1018" calcext:value-type="float">
            <text:p>0.1018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0.12514" calcext:value-type="float">
            <text:p>0.12514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064" calcext:value-type="float">
            <text:p>0.0064</text:p>
          </table:table-cell>
          <table:table-cell/>
          <table:table-cell office:value-type="float" office:value="0.10706" calcext:value-type="float">
            <text:p>0.10706</text:p>
          </table:table-cell>
          <table:table-cell office:value-type="float" office:value="0.11402" calcext:value-type="float">
            <text:p>0.11402</text:p>
          </table:table-cell>
          <table:table-cell office:value-type="float" office:value="0.12474" calcext:value-type="float">
            <text:p>0.12474</text:p>
          </table:table-cell>
          <table:table-cell office:value-type="float" office:value="0.14028" calcext:value-type="float">
            <text:p>0.14028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9498" calcext:value-type="float">
            <text:p>0.09498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1534" calcext:value-type="float">
            <text:p>0.11534</text:p>
          </table:table-cell>
          <table:table-cell office:value-type="float" office:value="0.1284" calcext:value-type="float">
            <text:p>0.1284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516" calcext:value-type="float">
            <text:p>0.009516</text:p>
          </table:table-cell>
          <table:table-cell office:value-type="float" office:value="0.0084433" calcext:value-type="float">
            <text:p>0.0084433</text:p>
          </table:table-cell>
          <table:table-cell office:value-type="float" office:value="0.0082029" calcext:value-type="float">
            <text:p>0.0082029</text:p>
          </table:table-cell>
          <table:table-cell office:value-type="float" office:value="0.0077537" calcext:value-type="float">
            <text:p>0.0077537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127875" calcext:value-type="float">
            <text:p>0.0127875</text:p>
          </table:table-cell>
          <table:table-cell office:value-type="float" office:value="0.010485" calcext:value-type="float">
            <text:p>0.010485</text:p>
          </table:table-cell>
          <table:table-cell office:value-type="float" office:value="0.0103912" calcext:value-type="float">
            <text:p>0.0103912</text:p>
          </table:table-cell>
        </table:table-row>
        <table:table-row table:style-name="ro1">
          <table:table-cell office:value-type="float" office:value="0.0065" calcext:value-type="float">
            <text:p>0.0065</text:p>
          </table:table-cell>
          <table:table-cell/>
          <table:table-cell office:value-type="float" office:value="0.11916" calcext:value-type="float">
            <text:p>0.1191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3702" calcext:value-type="float">
            <text:p>0.13702</text:p>
          </table:table-cell>
          <table:table-cell office:value-type="float" office:value="0.15088" calcext:value-type="float">
            <text:p>0.15088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11156" calcext:value-type="float">
            <text:p>0.11156</text:p>
          </table:table-cell>
          <table:table-cell office:value-type="float" office:value="0.12032" calcext:value-type="float">
            <text:p>0.12032</text:p>
          </table:table-cell>
          <table:table-cell office:value-type="float" office:value="0.13784" calcext:value-type="float">
            <text:p>0.13784</text:p>
          </table:table-cell>
          <table:table-cell office:value-type="float" office:value="0.15702" calcext:value-type="float">
            <text:p>0.15702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688" calcext:value-type="float">
            <text:p>0.010688</text:p>
          </table:table-cell>
          <table:table-cell office:value-type="float" office:value="0.0102717" calcext:value-type="float">
            <text:p>0.0102717</text:p>
          </table:table-cell>
          <table:table-cell office:value-type="float" office:value="0.0097957" calcext:value-type="float">
            <text:p>0.0097957</text:p>
          </table:table-cell>
          <table:table-cell office:value-type="float" office:value="0.0097337" calcext:value-type="float">
            <text:p>0.0097337</text:p>
          </table:table-cell>
          <table:table-cell table:number-columns-repeated="2"/>
          <table:table-cell office:value-type="float" office:value="0.00725" calcext:value-type="float">
            <text:p>0.007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3405" calcext:value-type="float">
            <text:p>0.013405</text:p>
          </table:table-cell>
          <table:table-cell office:value-type="float" office:value="0.0137613" calcext:value-type="float">
            <text:p>0.0137613</text:p>
          </table:table-cell>
        </table:table-row>
        <table:table-row table:style-name="ro1">
          <table:table-cell office:value-type="float" office:value="0.0066" calcext:value-type="float">
            <text:p>0.0066</text:p>
          </table:table-cell>
          <table:table-cell/>
          <table:table-cell office:value-type="float" office:value="0.1288" calcext:value-type="float">
            <text:p>0.1288</text:p>
          </table:table-cell>
          <table:table-cell office:value-type="float" office:value="0.13386" calcext:value-type="float">
            <text:p>0.13386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0.16984" calcext:value-type="float">
            <text:p>0.16984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4422" calcext:value-type="float">
            <text:p>0.14422</text:p>
          </table:table-cell>
          <table:table-cell office:value-type="float" office:value="0.16538" calcext:value-type="float">
            <text:p>0.16538</text:p>
          </table:table-cell>
          <table:table-cell office:value-type="float" office:value="0.1907" calcext:value-type="float">
            <text:p>0.1907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015" calcext:value-type="float">
            <text:p>0.012015</text:p>
          </table:table-cell>
          <table:table-cell office:value-type="float" office:value="0.0117114" calcext:value-type="float">
            <text:p>0.0117114</text:p>
          </table:table-cell>
          <table:table-cell office:value-type="float" office:value="0.0117175" calcext:value-type="float">
            <text:p>0.011717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176925" calcext:value-type="float">
            <text:p>0.0176925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1713" calcext:value-type="float">
            <text:p>0.01713</text:p>
          </table:table-cell>
        </table:table-row>
        <table:table-row table:style-name="ro1">
          <table:table-cell office:value-type="float" office:value="0.0067" calcext:value-type="float">
            <text:p>0.0067</text:p>
          </table:table-cell>
          <table:table-cell/>
          <table:table-cell office:value-type="float" office:value="0.13282" calcext:value-type="float">
            <text:p>0.13282</text:p>
          </table:table-cell>
          <table:table-cell office:value-type="float" office:value="0.14368" calcext:value-type="float">
            <text:p>0.14368</text:p>
          </table:table-cell>
          <table:table-cell office:value-type="float" office:value="0.16666" calcext:value-type="float">
            <text:p>0.16666</text:p>
          </table:table-cell>
          <table:table-cell office:value-type="float" office:value="0.18846" calcext:value-type="float">
            <text:p>0.18846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19644" calcext:value-type="float">
            <text:p>0.19644</text:p>
          </table:table-cell>
          <table:table-cell office:value-type="float" office:value="0.22724" calcext:value-type="float">
            <text:p>0.22724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137729" calcext:value-type="float">
            <text:p>0.0137729</text:p>
          </table:table-cell>
          <table:table-cell office:value-type="float" office:value="0.0141312" calcext:value-type="float">
            <text:p>0.0141312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203183" calcext:value-type="float">
            <text:p>0.0203183</text:p>
          </table:table-cell>
          <table:table-cell office:value-type="float" office:value="0.0215262" calcext:value-type="float">
            <text:p>0.0215262</text:p>
          </table:table-cell>
        </table:table-row>
        <table:table-row table:style-name="ro1">
          <table:table-cell office:value-type="float" office:value="0.0068" calcext:value-type="float">
            <text:p>0.0068</text:p>
          </table:table-cell>
          <table:table-cell/>
          <table:table-cell office:value-type="float" office:value="0.14272" calcext:value-type="float">
            <text:p>0.14272</text:p>
          </table:table-cell>
          <table:table-cell office:value-type="float" office:value="0.15564" calcext:value-type="float">
            <text:p>0.15564</text:p>
          </table:table-cell>
          <table:table-cell office:value-type="float" office:value="0.17558" calcext:value-type="float">
            <text:p>0.17558</text:p>
          </table:table-cell>
          <table:table-cell office:value-type="float" office:value="0.20844" calcext:value-type="float">
            <text:p>0.20844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16576" calcext:value-type="float">
            <text:p>0.1657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3076" calcext:value-type="float">
            <text:p>0.23076</text:p>
          </table:table-cell>
          <table:table-cell office:value-type="float" office:value="0.26684" calcext:value-type="float">
            <text:p>0.26684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5778" calcext:value-type="float">
            <text:p>0.015778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60671" calcext:value-type="float">
            <text:p>0.0160671</text:p>
          </table:table-cell>
          <table:table-cell office:value-type="float" office:value="0.0165475" calcext:value-type="float">
            <text:p>0.0165475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235875" calcext:value-type="float">
            <text:p>0.02358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6925" calcext:value-type="float">
            <text:p>0.0256925</text:p>
          </table:table-cell>
        </table:table-row>
        <table:table-row table:style-name="ro1">
          <table:table-cell office:value-type="float" office:value="0.0069" calcext:value-type="float">
            <text:p>0.0069</text:p>
          </table:table-cell>
          <table:table-cell/>
          <table:table-cell office:value-type="float" office:value="0.15368" calcext:value-type="float">
            <text:p>0.15368</text:p>
          </table:table-cell>
          <table:table-cell office:value-type="float" office:value="0.16764" calcext:value-type="float">
            <text:p>0.16764</text:p>
          </table:table-cell>
          <table:table-cell office:value-type="float" office:value="0.19576" calcext:value-type="float">
            <text:p>0.19576</text:p>
          </table:table-cell>
          <table:table-cell office:value-type="float" office:value="0.22852" calcext:value-type="float">
            <text:p>0.22852</text:p>
          </table:table-cell>
          <table:table-cell table:number-columns-repeated="2"/>
          <table:table-cell office:value-type="float" office:value="0.0072" calcext:value-type="float">
            <text:p>0.0072</text:p>
          </table:table-cell>
          <table:table-cell office:value-type="float" office:value="0.18968" calcext:value-type="float">
            <text:p>0.18968</text:p>
          </table:table-cell>
          <table:table-cell office:value-type="float" office:value="0.22184" calcext:value-type="float">
            <text:p>0.22184</text:p>
          </table:table-cell>
          <table:table-cell office:value-type="float" office:value="0.26746" calcext:value-type="float">
            <text:p>0.26746</text:p>
          </table:table-cell>
          <table:table-cell office:value-type="float" office:value="0.30538" calcext:value-type="float">
            <text:p>0.30538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894" calcext:value-type="float">
            <text:p>0.01894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027175" calcext:value-type="float">
            <text:p>0.027175</text:p>
          </table:table-cell>
          <table:table-cell office:value-type="float" office:value="0.0283033" calcext:value-type="float">
            <text:p>0.0283033</text:p>
          </table:table-cell>
          <table:table-cell office:value-type="float" office:value="0.0298025" calcext:value-type="float">
            <text:p>0.0298025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/>
          <table:table-cell office:value-type="float" office:value="0.16434" calcext:value-type="float">
            <text:p>0.16434</text:p>
          </table:table-cell>
          <table:table-cell office:value-type="float" office:value="0.17804" calcext:value-type="float">
            <text:p>0.17804</text:p>
          </table:table-cell>
          <table:table-cell office:value-type="float" office:value="0.20734" calcext:value-type="float">
            <text:p>0.20734</text:p>
          </table:table-cell>
          <table:table-cell office:value-type="float" office:value="0.24554" calcext:value-type="float">
            <text:p>0.24554</text:p>
          </table:table-cell>
          <table:table-cell table:number-columns-repeated="2"/>
          <table:table-cell office:value-type="float" office:value="0.0074" calcext:value-type="float">
            <text:p>0.0074</text:p>
          </table:table-cell>
          <table:table-cell office:value-type="float" office:value="0.20828" calcext:value-type="float">
            <text:p>0.20828</text:p>
          </table:table-cell>
          <table:table-cell office:value-type="float" office:value="0.25036" calcext:value-type="float">
            <text:p>0.25036</text:p>
          </table:table-cell>
          <table:table-cell office:value-type="float" office:value="0.30036" calcext:value-type="float">
            <text:p>0.30036</text:p>
          </table:table-cell>
          <table:table-cell office:value-type="float" office:value="0.3525" calcext:value-type="float">
            <text:p>0.3525</text:p>
          </table:table-cell>
          <table:table-cell table:number-columns-repeated="12"/>
        </table:table-row>
        <table:table-row table:style-name="ro1">
          <table:table-cell office:value-type="float" office:value="0.0071" calcext:value-type="float">
            <text:p>0.0071</text:p>
          </table:table-cell>
          <table:table-cell/>
          <table:table-cell office:value-type="float" office:value="0.17268" calcext:value-type="float">
            <text:p>0.17268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22828" calcext:value-type="float">
            <text:p>0.22828</text:p>
          </table:table-cell>
          <table:table-cell table:number-columns-repeated="3"/>
          <table:table-cell office:value-type="float" office:value="0.0076" calcext:value-type="float">
            <text:p>0.0076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8084" calcext:value-type="float">
            <text:p>0.28084</text:p>
          </table:table-cell>
          <table:table-cell office:value-type="float" office:value="0.33298" calcext:value-type="float">
            <text:p>0.33298</text:p>
          </table:table-cell>
          <table:table-cell office:value-type="float" office:value="0.39558" calcext:value-type="float">
            <text:p>0.39558</text:p>
          </table:table-cell>
          <table:table-cell table:number-columns-repeated="12"/>
        </table:table-row>
        <table:table-row table:style-name="ro1">
          <table:table-cell office:value-type="float" office:value="0.0072" calcext:value-type="float">
            <text:p>0.0072</text:p>
          </table:table-cell>
          <table:table-cell/>
          <table:table-cell office:value-type="float" office:value="0.18276" calcext:value-type="float">
            <text:p>0.18276</text:p>
          </table:table-cell>
          <table:table-cell office:value-type="float" office:value="0.20486" calcext:value-type="float">
            <text:p>0.20486</text:p>
          </table:table-cell>
          <table:table-cell office:value-type="float" office:value="0.24442" calcext:value-type="float">
            <text:p>0.24442</text:p>
          </table:table-cell>
          <table:table-cell table:number-columns-repeated="3"/>
          <table:table-cell office:value-type="float" office:value="0.0078" calcext:value-type="float">
            <text:p>0.0078</text:p>
          </table:table-cell>
          <table:table-cell office:value-type="float" office:value="0.25294" calcext:value-type="float">
            <text:p>0.25294</text:p>
          </table:table-cell>
          <table:table-cell office:value-type="float" office:value="0.31008" calcext:value-type="float">
            <text:p>0.31008</text:p>
          </table:table-cell>
          <table:table-cell office:value-type="float" office:value="0.3734" calcext:value-type="float">
            <text:p>0.3734</text:p>
          </table:table-cell>
          <table:table-cell office:value-type="float" office:value="0.43754" calcext:value-type="float">
            <text:p>0.43754</text:p>
          </table:table-cell>
          <table:table-cell table:number-columns-repeated="12"/>
        </table:table-row>
        <table:table-row table:style-name="ro1">
          <table:table-cell office:value-type="float" office:value="0.0073" calcext:value-type="float">
            <text:p>0.0073</text:p>
          </table:table-cell>
          <table:table-cell/>
          <table:table-cell office:value-type="float" office:value="0.19456" calcext:value-type="float">
            <text:p>0.19456</text:p>
          </table:table-cell>
          <table:table-cell office:value-type="float" office:value="0.21832" calcext:value-type="float">
            <text:p>0.21832</text:p>
          </table:table-cell>
          <table:table-cell office:value-type="float" office:value="0.25904" calcext:value-type="float">
            <text:p>0.25904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28016" calcext:value-type="float">
            <text:p>0.28016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41152" calcext:value-type="float">
            <text:p>0.41152</text:p>
          </table:table-cell>
          <table:table-cell table:formula="of:=0.02983*16" office:value-type="float" office:value="0.47728" calcext:value-type="float">
            <text:p>0.47728</text:p>
          </table:table-cell>
          <table:table-cell table:number-columns-repeated="12"/>
        </table:table-row>
        <table:table-row table:style-name="ro1">
          <table:table-cell office:value-type="float" office:value="0.0074" calcext:value-type="float">
            <text:p>0.0074</text:p>
          </table:table-cell>
          <table:table-cell/>
          <table:table-cell office:value-type="float" office:value="0.20526" calcext:value-type="float">
            <text:p>0.20526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2756" calcext:value-type="float">
            <text:p>0.2756</text:p>
          </table:table-cell>
          <table:table-cell table:number-columns-repeated="3"/>
          <table:table-cell office:value-type="float" office:value="0.0082" calcext:value-type="float">
            <text:p>0.0082</text:p>
          </table:table-cell>
          <table:table-cell office:value-type="float" office:value="0.30418" calcext:value-type="float">
            <text:p>0.30418</text:p>
          </table:table-cell>
          <table:table-cell office:value-type="float" office:value="0.37678" calcext:value-type="float">
            <text:p>0.37678</text:p>
          </table:table-cell>
          <table:table-cell office:value-type="float" office:value="0.44534" calcext:value-type="float">
            <text:p>0.44534</text:p>
          </table:table-cell>
          <table:table-cell table:formula="of:=0.0323625*16" office:value-type="float" office:value="0.5178" calcext:value-type="float">
            <text:p>0.5178</text:p>
          </table:table-cell>
          <table:table-cell/>
          <table:table-cell table:style-name="ce1" office:value-type="string" calcext:value-type="string">
            <text:p>Circuit level error MONOLITHIC -------- reversed rounds method</text:p>
          </table:table-cell>
          <table:table-cell table:style-name="ce1" table:number-columns-repeated="4"/>
          <table:table-cell table:number-columns-repeated="6"/>
        </table:table-row>
        <table:table-row table:style-name="ro1">
          <table:table-cell table:number-columns-repeated="3"/>
          <table:table-cell office:value-type="float" office:value="0.24534" calcext:value-type="float">
            <text:p>0.24534</text:p>
          </table:table-cell>
          <table:table-cell office:value-type="float" office:value="0.29426" calcext:value-type="float">
            <text:p>0.29426</text:p>
          </table:table-cell>
          <table:table-cell table:number-columns-repeated="3"/>
          <table:table-cell office:value-type="float" office:value="0.0084" calcext:value-type="float">
            <text:p>0.0084</text:p>
          </table:table-cell>
          <table:table-cell office:value-type="float" office:value="0.32824" calcext:value-type="float">
            <text:p>0.32824</text:p>
          </table:table-cell>
          <table:table-cell office:value-type="float" office:value="0.40656" calcext:value-type="float">
            <text:p>0.40656</text:p>
          </table:table-cell>
          <table:table-cell office:value-type="float" office:value="0.4765" calcext:value-type="float">
            <text:p>0.4765</text:p>
          </table:table-cell>
          <table:table-cell table:formula="of:=0.034855*16" office:value-type="float" office:value="0.55768" calcext:value-type="float">
            <text:p>0.55768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86" calcext:value-type="float">
            <text:p>0.0086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43468" calcext:value-type="float">
            <text:p>0.43468</text:p>
          </table:table-cell>
          <table:table-cell office:value-type="float" office:value="0.51862" calcext:value-type="float">
            <text:p>0.51862</text:p>
          </table:table-cell>
          <table:table-cell table:formula="of:=0.0367937*16" office:value-type="float" office:value="0.5886992" calcext:value-type="float">
            <text:p>0.5886992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78557" calcext:value-type="float">
            <text:p>0.0078557</text:p>
          </table:table-cell>
          <table:table-cell office:value-type="float" office:value="0.0077638" calcext:value-type="float">
            <text:p>0.007763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88" calcext:value-type="float">
            <text:p>0.0088</text:p>
          </table:table-cell>
          <table:table-cell office:value-type="float" office:value="0.38534" calcext:value-type="float">
            <text:p>0.38534</text:p>
          </table:table-cell>
          <table:table-cell office:value-type="float" office:value="0.46594" calcext:value-type="float">
            <text:p>0.46594</text:p>
          </table:table-cell>
          <table:table-cell office:value-type="float" office:value="0.5496" calcext:value-type="float">
            <text:p>0.5496</text:p>
          </table:table-cell>
          <table:table-cell table:formula="of:=0.0385525*16" office:value-type="float" office:value="0.61684" calcext:value-type="float">
            <text:p>0.61684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0.0100883" calcext:value-type="float">
            <text:p>0.0100883</text:p>
          </table:table-cell>
          <table:table-cell office:value-type="float" office:value="0.0099486" calcext:value-type="float">
            <text:p>0.0099486</text:p>
          </table:table-cell>
          <table:table-cell office:value-type="float" office:value="0.0097038" calcext:value-type="float">
            <text:p>0.009703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9" calcext:value-type="float">
            <text:p>0.009</text:p>
          </table:table-cell>
          <table:table-cell office:value-type="float" office:value="0.41176" calcext:value-type="float">
            <text:p>0.41176</text:p>
          </table:table-cell>
          <table:table-cell office:value-type="float" office:value="0.49778" calcext:value-type="float">
            <text:p>0.49778</text:p>
          </table:table-cell>
          <table:table-cell office:value-type="float" office:value="0.58174" calcext:value-type="float">
            <text:p>0.58174</text:p>
          </table:table-cell>
          <table:table-cell table:formula="of:=0.0403763*16" office:value-type="float" office:value="0.6460208" calcext:value-type="float">
            <text:p>0.6460208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19667" calcext:value-type="float">
            <text:p>0.0119667</text:p>
          </table:table-cell>
          <table:table-cell office:value-type="float" office:value="0.0114729" calcext:value-type="float">
            <text:p>0.0114729</text:p>
          </table:table-cell>
          <table:table-cell office:value-type="float" office:value="0.0118375" calcext:value-type="float">
            <text:p>0.011837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92" calcext:value-type="float">
            <text:p>0.0092</text:p>
          </table:table-cell>
          <table:table-cell office:value-type="float" office:value="0.43716" calcext:value-type="float">
            <text:p>0.43716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61134" calcext:value-type="float">
            <text:p>0.61134</text:p>
          </table:table-cell>
          <table:table-cell table:formula="of:=0.0419638*16" office:value-type="float" office:value="0.6714208" calcext:value-type="float">
            <text:p>0.6714208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218" calcext:value-type="float">
            <text:p>0.014218</text:p>
          </table:table-cell>
          <table:table-cell office:value-type="float" office:value="0.0140233" calcext:value-type="float">
            <text:p>0.0140233</text:p>
          </table:table-cell>
          <table:table-cell office:value-type="float" office:value="0.0136871" calcext:value-type="float">
            <text:p>0.0136871</text:p>
          </table:table-cell>
          <table:table-cell office:value-type="float" office:value="0.0140338" calcext:value-type="float">
            <text:p>0.014033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94" calcext:value-type="float">
            <text:p>0.0094</text:p>
          </table:table-cell>
          <table:table-cell office:value-type="float" office:value="0.45644" calcext:value-type="float">
            <text:p>0.45644</text:p>
          </table:table-cell>
          <table:table-cell office:value-type="float" office:value="0.56002" calcext:value-type="float">
            <text:p>0.56002</text:p>
          </table:table-cell>
          <table:table-cell office:value-type="float" office:value="0.63546" calcext:value-type="float">
            <text:p>0.63546</text:p>
          </table:table-cell>
          <table:table-cell table:formula="of:=0.0435763*16" office:value-type="float" office:value="0.6972208" calcext:value-type="float">
            <text:p>0.6972208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6086" calcext:value-type="float">
            <text:p>0.016086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159257" calcext:value-type="float">
            <text:p>0.0159257</text:p>
          </table:table-cell>
          <table:table-cell office:value-type="float" office:value="0.0165088" calcext:value-type="float">
            <text:p>0.016508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96" calcext:value-type="float">
            <text:p>0.0096</text:p>
          </table:table-cell>
          <table:table-cell office:value-type="float" office:value="0.48636" calcext:value-type="float">
            <text:p>0.48636</text:p>
          </table:table-cell>
          <table:table-cell office:value-type="float" office:value="0.58458" calcext:value-type="float">
            <text:p>0.58458</text:p>
          </table:table-cell>
          <table:table-cell office:value-type="float" office:value="0.66216" calcext:value-type="float">
            <text:p>0.66216</text:p>
          </table:table-cell>
          <table:table-cell table:formula="of:=0.0447125*16" office:value-type="float" office:value="0.7154" calcext:value-type="float">
            <text:p>0.7154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196" calcext:value-type="float">
            <text:p>0.018196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90688" calcext:value-type="float">
            <text:p>0.0190688</text:p>
          </table:table-cell>
          <table:table-cell table:number-columns-repeated="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############################################################################### TESTING CLASSICAL ERASURE </text:p>
          </table:table-cell>
          <table:table-cell table:number-columns-repeated="3"/>
          <table:table-cell table:style-name="ce1"/>
          <table:table-cell table:number-columns-repeated="20"/>
        </table:table-row>
        <table:table-row table:style-name="ro1">
          <table:table-cell table:number-columns-repeated="4"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MONOLITHIC -------- ignore = 0.025</text:p>
          </table:table-cell>
          <table:table-cell table:style-name="ce1" table:number-columns-repeated="4"/>
          <table:table-cell table:number-columns-repeated="20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69817" calcext:value-type="float">
            <text:p>0.0069817</text:p>
          </table:table-cell>
          <table:table-cell office:value-type="float" office:value="0.0065643" calcext:value-type="float">
            <text:p>0.0065643</text:p>
          </table:table-cell>
          <table:table-cell office:value-type="float" office:value="0.0063762" calcext:value-type="float">
            <text:p>0.0063762</text:p>
          </table:table-cell>
          <table:table-cell table:number-columns-repeated="20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366" calcext:value-type="float">
            <text:p>0.009366</text:p>
          </table:table-cell>
          <table:table-cell office:value-type="float" office:value="0.0084933" calcext:value-type="float">
            <text:p>0.0084933</text:p>
          </table:table-cell>
          <table:table-cell office:value-type="float" office:value="0.0080329" calcext:value-type="float">
            <text:p>0.0080329</text:p>
          </table:table-cell>
          <table:table-cell office:value-type="float" office:value="0.0080563" calcext:value-type="float">
            <text:p>0.0080563</text:p>
          </table:table-cell>
          <table:table-cell table:number-columns-repeated="20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1098" calcext:value-type="float">
            <text:p>0.011098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9457" calcext:value-type="float">
            <text:p>0.0099457</text:p>
          </table:table-cell>
          <table:table-cell office:value-type="float" office:value="0.009935" calcext:value-type="float">
            <text:p>0.009935</text:p>
          </table:table-cell>
          <table:table-cell table:number-columns-repeated="20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512" calcext:value-type="float">
            <text:p>0.012512</text:p>
          </table:table-cell>
          <table:table-cell office:value-type="float" office:value="0.0120133" calcext:value-type="float">
            <text:p>0.0120133</text:p>
          </table:table-cell>
          <table:table-cell office:value-type="float" office:value="0.0117243" calcext:value-type="float">
            <text:p>0.0117243</text:p>
          </table:table-cell>
          <table:table-cell office:value-type="float" office:value="0.0120737" calcext:value-type="float">
            <text:p>0.0120737</text:p>
          </table:table-cell>
          <table:table-cell table:number-columns-repeated="20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0.0138383" calcext:value-type="float">
            <text:p>0.0138383</text:p>
          </table:table-cell>
          <table:table-cell office:value-type="float" office:value="0.0138586" calcext:value-type="float">
            <text:p>0.0138586</text:p>
          </table:table-cell>
          <table:table-cell office:value-type="float" office:value="0.0141825" calcext:value-type="float">
            <text:p>0.0141825</text:p>
          </table:table-cell>
          <table:table-cell table:number-columns-repeated="20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016115" calcext:value-type="float">
            <text:p>0.016115</text:p>
          </table:table-cell>
          <table:table-cell office:value-type="float" office:value="0.0163143" calcext:value-type="float">
            <text:p>0.0163143</text:p>
          </table:table-cell>
          <table:table-cell office:value-type="float" office:value="0.0167775" calcext:value-type="float">
            <text:p>0.0167775</text:p>
          </table:table-cell>
          <table:table-cell table:number-columns-repeated="20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322" calcext:value-type="float">
            <text:p>0.018322</text:p>
          </table:table-cell>
          <table:table-cell office:value-type="float" office:value="0.0183217" calcext:value-type="float">
            <text:p>0.0183217</text:p>
          </table:table-cell>
          <table:table-cell office:value-type="float" office:value="0.0186786" calcext:value-type="float">
            <text:p>0.0186786</text:p>
          </table:table-cell>
          <table:table-cell office:value-type="float" office:value="0.0192987" calcext:value-type="float">
            <text:p>0.0192987</text:p>
          </table:table-cell>
          <table:table-cell table:number-columns-repeated="20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211829" calcext:value-type="float">
            <text:p>0.0211829</text:p>
          </table:table-cell>
          <table:table-cell office:value-type="float" office:value="0.0222063" calcext:value-type="float">
            <text:p>0.0222063</text:p>
          </table:table-cell>
          <table:table-cell table:number-columns-repeated="20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2634" calcext:value-type="float">
            <text:p>0.022634</text:p>
          </table:table-cell>
          <table:table-cell office:value-type="float" office:value="0.0231283" calcext:value-type="float">
            <text:p>0.0231283</text:p>
          </table:table-cell>
          <table:table-cell office:value-type="float" office:value="0.0240143" calcext:value-type="float">
            <text:p>0.0240143</text:p>
          </table:table-cell>
          <table:table-cell office:value-type="float" office:value="0.0247875" calcext:value-type="float">
            <text:p>0.0247875</text:p>
          </table:table-cell>
          <table:table-cell table:number-columns-repeated="20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18" calcext:value-type="float">
            <text:p>0.025218</text:p>
          </table:table-cell>
          <table:table-cell office:value-type="float" office:value="0.0255633" calcext:value-type="float">
            <text:p>0.0255633</text:p>
          </table:table-cell>
          <table:table-cell office:value-type="float" office:value="0.0265171" calcext:value-type="float">
            <text:p>0.0265171</text:p>
          </table:table-cell>
          <table:table-cell office:value-type="float" office:value="0.02739" calcext:value-type="float">
            <text:p>0.02739</text:p>
          </table:table-cell>
          <table:table-cell table:number-columns-repeated="20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792" calcext:value-type="float">
            <text:p>0.027792</text:p>
          </table:table-cell>
          <table:table-cell office:value-type="float" office:value="0.0283017" calcext:value-type="float">
            <text:p>0.0283017</text:p>
          </table:table-cell>
          <table:table-cell office:value-type="float" office:value="0.0290157" calcext:value-type="float">
            <text:p>0.0290157</text:p>
          </table:table-cell>
          <table:table-cell office:value-type="float" office:value="0.0298425" calcext:value-type="float">
            <text:p>0.0298425</text:p>
          </table:table-cell>
          <table:table-cell table:number-columns-repeated="20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978" calcext:value-type="float">
            <text:p>0.029978</text:p>
          </table:table-cell>
          <table:table-cell office:value-type="float" office:value="0.0308783" calcext:value-type="float">
            <text:p>0.0308783</text:p>
          </table:table-cell>
          <table:table-cell office:value-type="float" office:value="0.0317314" calcext:value-type="float">
            <text:p>0.0317314</text:p>
          </table:table-cell>
          <table:table-cell office:value-type="float" office:value="0.0320688" calcext:value-type="float">
            <text:p>0.0320688</text:p>
          </table:table-cell>
          <table:table-cell table:number-columns-repeated="2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" office:value-type="string" calcext:value-type="string">
            <text:p>MONOLITHIC -------- ignore = 0.05</text:p>
          </table:table-cell>
          <table:table-cell table:style-name="ce1" table:number-columns-repeated="4"/>
          <table:table-cell table:number-columns-repeated="20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8554" calcext:value-type="float">
            <text:p>0.00855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67886" calcext:value-type="float">
            <text:p>0.0067886</text:p>
          </table:table-cell>
          <table:table-cell office:value-type="float" office:value="0.0065912" calcext:value-type="float">
            <text:p>0.0065912</text:p>
          </table:table-cell>
          <table:table-cell table:number-columns-repeated="20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87233" calcext:value-type="float">
            <text:p>0.0087233</text:p>
          </table:table-cell>
          <table:table-cell office:value-type="float" office:value="0.0082271" calcext:value-type="float">
            <text:p>0.0082271</text:p>
          </table:table-cell>
          <table:table-cell office:value-type="float" office:value="0.00823" calcext:value-type="float">
            <text:p>0.00823</text:p>
          </table:table-cell>
          <table:table-cell table:number-columns-repeated="20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0916" calcext:value-type="float">
            <text:p>0.010916</text:p>
          </table:table-cell>
          <table:table-cell office:value-type="float" office:value="0.0102983" calcext:value-type="float">
            <text:p>0.0102983</text:p>
          </table:table-cell>
          <table:table-cell office:value-type="float" office:value="0.0100814" calcext:value-type="float">
            <text:p>0.0100814</text:p>
          </table:table-cell>
          <table:table-cell office:value-type="float" office:value="0.010295" calcext:value-type="float">
            <text:p>0.010295</text:p>
          </table:table-cell>
          <table:table-cell table:number-columns-repeated="20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836" calcext:value-type="float">
            <text:p>0.012836</text:p>
          </table:table-cell>
          <table:table-cell office:value-type="float" office:value="0.0121467" calcext:value-type="float">
            <text:p>0.0121467</text:p>
          </table:table-cell>
          <table:table-cell office:value-type="float" office:value="0.0118429" calcext:value-type="float">
            <text:p>0.0118429</text:p>
          </table:table-cell>
          <table:table-cell office:value-type="float" office:value="0.0119825" calcext:value-type="float">
            <text:p>0.0119825</text:p>
          </table:table-cell>
          <table:table-cell table:number-columns-repeated="20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262" calcext:value-type="float">
            <text:p>0.014262</text:p>
          </table:table-cell>
          <table:table-cell office:value-type="float" office:value="0.014155" calcext:value-type="float">
            <text:p>0.014155</text:p>
          </table:table-cell>
          <table:table-cell office:value-type="float" office:value="0.0142871" calcext:value-type="float">
            <text:p>0.0142871</text:p>
          </table:table-cell>
          <table:table-cell office:value-type="float" office:value="0.014455" calcext:value-type="float">
            <text:p>0.014455</text:p>
          </table:table-cell>
          <table:table-cell table:number-columns-repeated="20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63283" calcext:value-type="float">
            <text:p>0.0163283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71225" calcext:value-type="float">
            <text:p>0.0171225</text:p>
          </table:table-cell>
          <table:table-cell table:number-columns-repeated="20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534" calcext:value-type="float">
            <text:p>0.018534</text:p>
          </table:table-cell>
          <table:table-cell office:value-type="float" office:value="0.0182633" calcext:value-type="float">
            <text:p>0.0182633</text:p>
          </table:table-cell>
          <table:table-cell office:value-type="float" office:value="0.0188929" calcext:value-type="float">
            <text:p>0.0188929</text:p>
          </table:table-cell>
          <table:table-cell office:value-type="float" office:value="0.0194713" calcext:value-type="float">
            <text:p>0.0194713</text:p>
          </table:table-cell>
          <table:table-cell table:number-columns-repeated="20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716" calcext:value-type="float">
            <text:p>0.020716</text:p>
          </table:table-cell>
          <table:table-cell office:value-type="float" office:value="0.0207683" calcext:value-type="float">
            <text:p>0.0207683</text:p>
          </table:table-cell>
          <table:table-cell office:value-type="float" office:value="0.0211929" calcext:value-type="float">
            <text:p>0.0211929</text:p>
          </table:table-cell>
          <table:table-cell office:value-type="float" office:value="0.0221187" calcext:value-type="float">
            <text:p>0.0221187</text:p>
          </table:table-cell>
          <table:table-cell table:number-columns-repeated="20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307" calcext:value-type="float">
            <text:p>0.02307</text:p>
          </table:table-cell>
          <table:table-cell office:value-type="float" office:value="0.0229767" calcext:value-type="float">
            <text:p>0.0229767</text:p>
          </table:table-cell>
          <table:table-cell office:value-type="float" office:value="0.0239871" calcext:value-type="float">
            <text:p>0.0239871</text:p>
          </table:table-cell>
          <table:table-cell table:number-columns-repeated="21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56967" calcext:value-type="float">
            <text:p>0.0256967</text:p>
          </table:table-cell>
          <table:table-cell office:value-type="float" office:value="0.02651" calcext:value-type="float">
            <text:p>0.02651</text:p>
          </table:table-cell>
          <table:table-cell table:number-columns-repeated="21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324" calcext:value-type="float">
            <text:p>0.027324</text:p>
          </table:table-cell>
          <table:table-cell office:value-type="float" office:value="0.0281933" calcext:value-type="float">
            <text:p>0.0281933</text:p>
          </table:table-cell>
          <table:table-cell office:value-type="float" office:value="0.0292671" calcext:value-type="float">
            <text:p>0.0292671</text:p>
          </table:table-cell>
          <table:table-cell table:number-columns-repeated="21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708" calcext:value-type="float">
            <text:p>0.029708</text:p>
          </table:table-cell>
          <table:table-cell office:value-type="float" office:value="0.0308633" calcext:value-type="float">
            <text:p>0.0308633</text:p>
          </table:table-cell>
          <table:table-cell office:value-type="float" office:value="0.0321529" calcext:value-type="float">
            <text:p>0.0321529</text:p>
          </table:table-cell>
          <table:table-cell table:number-columns-repeated="21"/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7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 table:number-columns-spanned="6" table:number-rows-spanned="1">
            <text:p>a0 EPL</text:p>
          </table:table-cell>
          <table:covered-table-cell table:number-columns-repeated="5" table:style-name="ce6"/>
          <table:table-cell table:number-columns-repeated="2"/>
          <table:table-cell table:style-name="ce3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6"/>
          <table:table-cell table:number-columns-repeated="6"/>
        </table:table-row>
        <table:table-row table:style-name="ro1"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3" office:value-type="string" calcext:value-type="string" table:number-columns-spanned="6" table:number-rows-spanned="1">
            <text:p>eta EPL</text:p>
          </table:table-cell>
          <table:covered-table-cell table:number-columns-repeated="5" table:style-name="ce6"/>
          <table:table-cell table:number-columns-repeated="14"/>
        </table:table-row>
        <table:table-row table:style-name="ro1">
          <table:table-cell table:style-name="ce4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7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7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7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7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516" calcext:value-type="float">
            <text:p>0.009516</text:p>
          </table:table-cell>
          <table:table-cell office:value-type="float" office:value="0.0084433" calcext:value-type="float">
            <text:p>0.0084433</text:p>
          </table:table-cell>
          <table:table-cell office:value-type="float" office:value="0.0082029" calcext:value-type="float">
            <text:p>0.0082029</text:p>
          </table:table-cell>
          <table:table-cell office:value-type="float" office:value="0.0077537" calcext:value-type="float">
            <text:p>0.0077537</text:p>
          </table:table-cell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0688" calcext:value-type="float">
            <text:p>0.010688</text:p>
          </table:table-cell>
          <table:table-cell office:value-type="float" office:value="0.0102717" calcext:value-type="float">
            <text:p>0.0102717</text:p>
          </table:table-cell>
          <table:table-cell office:value-type="float" office:value="0.0097957" calcext:value-type="float">
            <text:p>0.0097957</text:p>
          </table:table-cell>
          <table:table-cell office:value-type="float" office:value="0.0097337" calcext:value-type="float">
            <text:p>0.0097337</text:p>
          </table:table-cell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015" calcext:value-type="float">
            <text:p>0.012015</text:p>
          </table:table-cell>
          <table:table-cell office:value-type="float" office:value="0.0117114" calcext:value-type="float">
            <text:p>0.0117114</text:p>
          </table:table-cell>
          <table:table-cell office:value-type="float" office:value="0.0117175" calcext:value-type="float">
            <text:p>0.0117175</text:p>
          </table:table-cell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137729" calcext:value-type="float">
            <text:p>0.0137729</text:p>
          </table:table-cell>
          <table:table-cell office:value-type="float" office:value="0.0141312" calcext:value-type="float">
            <text:p>0.0141312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5778" calcext:value-type="float">
            <text:p>0.015778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60671" calcext:value-type="float">
            <text:p>0.0160671</text:p>
          </table:table-cell>
          <table:table-cell office:value-type="float" office:value="0.0165475" calcext:value-type="float">
            <text:p>0.0165475</text:p>
          </table:table-cell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894" calcext:value-type="float">
            <text:p>0.018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 style:data-style-name="N2" text:time-value="09:04:27.8319585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0T11:16:34.249343045</dc:date>
    <meta:editing-duration>P1DT13H32M15S</meta:editing-duration>
    <meta:editing-cycles>188</meta:editing-cycles>
    <meta:generator>LibreOffice/5.1.6.2$Linux_X86_64 LibreOffice_project/10m0$Build-2</meta:generator>
    <meta:document-statistic meta:table-count="3" meta:cell-count="1916" meta:object-count="0"/>
  </office:meta>
</office:document-meta>
</file>